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7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3" calcext:value-type="float">
            <text:p>3</text:p>
          </table:table-cell>
          <table:table-cell office:value-type="float" office:value="399900" calcext:value-type="float">
            <text:p>399900</text:p>
          </table:table-cell>
          <table:table-cell/>
          <table:table-cell table:formula="of:=([.A1]-[.A$49])/[.A$50]" office:value-type="float" office:value="0.130009869074541" calcext:value-type="float">
            <text:p>0.1300098691</text:p>
          </table:table-cell>
          <table:table-cell table:formula="of:=([.B1]-[.B$49])/[.B$50]" office:value-type="float" office:value="-0.223675187168591" calcext:value-type="float">
            <text:p>-0.223675187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329900" calcext:value-type="float">
            <text:p>329900</text:p>
          </table:table-cell>
          <table:table-cell/>
          <table:table-cell table:formula="of:=([.A2]-[.A$49])/[.A$50]" office:value-type="float" office:value="-0.504189838223177" calcext:value-type="float">
            <text:p>-0.5041898382</text:p>
          </table:table-cell>
          <table:table-cell table:formula="of:=([.B2]-[.B$49])/[.B$50]" office:value-type="float" office:value="-0.223675187168591" calcext:value-type="float">
            <text:p>-0.223675187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" calcext:value-type="float">
            <text:p>3</text:p>
          </table:table-cell>
          <table:table-cell office:value-type="float" office:value="369000" calcext:value-type="float">
            <text:p>369000</text:p>
          </table:table-cell>
          <table:table-cell/>
          <table:table-cell table:formula="of:=([.A3]-[.A$49])/[.A$50]" office:value-type="float" office:value="0.502476363836692" calcext:value-type="float">
            <text:p>0.5024763638</text:p>
          </table:table-cell>
          <table:table-cell table:formula="of:=([.B3]-[.B$49])/[.B$50]" office:value-type="float" office:value="-0.223675187168591" calcext:value-type="float">
            <text:p>-0.2236751872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2" calcext:value-type="float">
            <text:p>2</text:p>
          </table:table-cell>
          <table:table-cell office:value-type="float" office:value="232000" calcext:value-type="float">
            <text:p>232000</text:p>
          </table:table-cell>
          <table:table-cell/>
          <table:table-cell table:formula="of:=([.A4]-[.A$49])/[.A$50]" office:value-type="float" office:value="-0.735723064696947" calcext:value-type="float">
            <text:p>-0.7357230647</text:p>
          </table:table-cell>
          <table:table-cell table:formula="of:=([.B4]-[.B$49])/[.B$50]" office:value-type="float" office:value="-1.53776691178407" calcext:value-type="float">
            <text:p>-1.537766911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539900" calcext:value-type="float">
            <text:p>539900</text:p>
          </table:table-cell>
          <table:table-cell/>
          <table:table-cell table:formula="of:=([.A5]-[.A$49])/[.A$50]" office:value-type="float" office:value="1.25747601538159" calcext:value-type="float">
            <text:p>1.2574760154</text:p>
          </table:table-cell>
          <table:table-cell table:formula="of:=([.B5]-[.B$49])/[.B$50]" office:value-type="float" office:value="1.09041653744688" calcext:value-type="float">
            <text:p>1.090416537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" calcext:value-type="float">
            <text:p>4</text:p>
          </table:table-cell>
          <table:table-cell office:value-type="float" office:value="299900" calcext:value-type="float">
            <text:p>299900</text:p>
          </table:table-cell>
          <table:table-cell/>
          <table:table-cell table:formula="of:=([.A6]-[.A$49])/[.A$50]" office:value-type="float" office:value="-0.019731728481865" calcext:value-type="float">
            <text:p>-0.0197317285</text:p>
          </table:table-cell>
          <table:table-cell table:formula="of:=([.B6]-[.B$49])/[.B$50]" office:value-type="float" office:value="1.09041653744688" calcext:value-type="float">
            <text:p>1.0904165374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3" calcext:value-type="float">
            <text:p>3</text:p>
          </table:table-cell>
          <table:table-cell office:value-type="float" office:value="314900" calcext:value-type="float">
            <text:p>314900</text:p>
          </table:table-cell>
          <table:table-cell/>
          <table:table-cell table:formula="of:=([.A7]-[.A$49])/[.A$50]" office:value-type="float" office:value="-0.587239799893116" calcext:value-type="float">
            <text:p>-0.5872397999</text:p>
          </table:table-cell>
          <table:table-cell table:formula="of:=([.B7]-[.B$49])/[.B$50]" office:value-type="float" office:value="-0.223675187168591" calcext:value-type="float">
            <text:p>-0.2236751872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3" calcext:value-type="float">
            <text:p>3</text:p>
          </table:table-cell>
          <table:table-cell office:value-type="float" office:value="198999" calcext:value-type="float">
            <text:p>198999</text:p>
          </table:table-cell>
          <table:table-cell/>
          <table:table-cell table:formula="of:=([.A8]-[.A$49])/[.A$50]" office:value-type="float" office:value="-0.721881404418624" calcext:value-type="float">
            <text:p>-0.7218814044</text:p>
          </table:table-cell>
          <table:table-cell table:formula="of:=([.B8]-[.B$49])/[.B$50]" office:value-type="float" office:value="-0.223675187168591" calcext:value-type="float">
            <text:p>-0.2236751872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" calcext:value-type="float">
            <text:p>3</text:p>
          </table:table-cell>
          <table:table-cell office:value-type="float" office:value="212000" calcext:value-type="float">
            <text:p>212000</text:p>
          </table:table-cell>
          <table:table-cell/>
          <table:table-cell table:formula="of:=([.A9]-[.A$49])/[.A$50]" office:value-type="float" office:value="-0.781023043789641" calcext:value-type="float">
            <text:p>-0.7810230438</text:p>
          </table:table-cell>
          <table:table-cell table:formula="of:=([.B9]-[.B$49])/[.B$50]" office:value-type="float" office:value="-0.223675187168591" calcext:value-type="float">
            <text:p>-0.2236751872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3" calcext:value-type="float">
            <text:p>3</text:p>
          </table:table-cell>
          <table:table-cell office:value-type="float" office:value="242500" calcext:value-type="float">
            <text:p>242500</text:p>
          </table:table-cell>
          <table:table-cell/>
          <table:table-cell table:formula="of:=([.A10]-[.A$49])/[.A$50]" office:value-type="float" office:value="-0.63757310999611" calcext:value-type="float">
            <text:p>-0.63757311</text:p>
          </table:table-cell>
          <table:table-cell table:formula="of:=([.B10]-[.B$49])/[.B$50]" office:value-type="float" office:value="-0.223675187168591" calcext:value-type="float">
            <text:p>-0.2236751872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" calcext:value-type="float">
            <text:p>4</text:p>
          </table:table-cell>
          <table:table-cell office:value-type="float" office:value="239999" calcext:value-type="float">
            <text:p>239999</text:p>
          </table:table-cell>
          <table:table-cell/>
          <table:table-cell table:formula="of:=([.A11]-[.A$49])/[.A$50]" office:value-type="float" office:value="-0.0763567023477326" calcext:value-type="float">
            <text:p>-0.0763567023</text:p>
          </table:table-cell>
          <table:table-cell table:formula="of:=([.B11]-[.B$49])/[.B$50]" office:value-type="float" office:value="1.09041653744688" calcext:value-type="float">
            <text:p>1.09041653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47000" calcext:value-type="float">
            <text:p>347000</text:p>
          </table:table-cell>
          <table:table-cell/>
          <table:table-cell table:formula="of:=([.A12]-[.A$49])/[.A$50]" office:value-type="float" office:value="-0.00085673719324243" calcext:value-type="float">
            <text:p>-0.0008567372</text:p>
          </table:table-cell>
          <table:table-cell table:formula="of:=([.B12]-[.B$49])/[.B$50]" office:value-type="float" office:value="-0.223675187168591" calcext:value-type="float">
            <text:p>-0.2236751872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3" calcext:value-type="float">
            <text:p>3</text:p>
          </table:table-cell>
          <table:table-cell office:value-type="float" office:value="329999" calcext:value-type="float">
            <text:p>329999</text:p>
          </table:table-cell>
          <table:table-cell/>
          <table:table-cell table:formula="of:=([.A13]-[.A$49])/[.A$50]" office:value-type="float" office:value="-0.139273339976474" calcext:value-type="float">
            <text:p>-0.13927334</text:p>
          </table:table-cell>
          <table:table-cell table:formula="of:=([.B13]-[.B$49])/[.B$50]" office:value-type="float" office:value="-0.223675187168591" calcext:value-type="float">
            <text:p>-0.2236751872</text:p>
          </table:table-cell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float" office:value="5" calcext:value-type="float">
            <text:p>5</text:p>
          </table:table-cell>
          <table:table-cell office:value-type="float" office:value="699900" calcext:value-type="float">
            <text:p>699900</text:p>
          </table:table-cell>
          <table:table-cell/>
          <table:table-cell table:formula="of:=([.A14]-[.A$49])/[.A$50]" office:value-type="float" office:value="3.1172918236872" calcext:value-type="float">
            <text:p>3.1172918237</text:p>
          </table:table-cell>
          <table:table-cell table:formula="of:=([.B14]-[.B$49])/[.B$50]" office:value-type="float" office:value="2.40450826206236" calcext:value-type="float">
            <text:p>2.4045082621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3" calcext:value-type="float">
            <text:p>3</text:p>
          </table:table-cell>
          <table:table-cell office:value-type="float" office:value="259900" calcext:value-type="float">
            <text:p>259900</text:p>
          </table:table-cell>
          <table:table-cell/>
          <table:table-cell table:formula="of:=([.A15]-[.A$49])/[.A$50]" office:value-type="float" office:value="-0.921956312078022" calcext:value-type="float">
            <text:p>-0.9219563121</text:p>
          </table:table-cell>
          <table:table-cell table:formula="of:=([.B15]-[.B$49])/[.B$50]" office:value-type="float" office:value="-0.223675187168591" calcext:value-type="float">
            <text:p>-0.223675187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" calcext:value-type="float">
            <text:p>4</text:p>
          </table:table-cell>
          <table:table-cell office:value-type="float" office:value="449900" calcext:value-type="float">
            <text:p>449900</text:p>
          </table:table-cell>
          <table:table-cell/>
          <table:table-cell table:formula="of:=([.A16]-[.A$49])/[.A$50]" office:value-type="float" office:value="0.376643088579208" calcext:value-type="float">
            <text:p>0.3766430886</text:p>
          </table:table-cell>
          <table:table-cell table:formula="of:=([.B16]-[.B$49])/[.B$50]" office:value-type="float" office:value="1.09041653744688" calcext:value-type="float">
            <text:p>1.0904165374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" calcext:value-type="float">
            <text:p>2</text:p>
          </table:table-cell>
          <table:table-cell office:value-type="float" office:value="299900" calcext:value-type="float">
            <text:p>299900</text:p>
          </table:table-cell>
          <table:table-cell/>
          <table:table-cell table:formula="of:=([.A17]-[.A$49])/[.A$50]" office:value-type="float" office:value="-0.856523008944131" calcext:value-type="float">
            <text:p>-0.8565230089</text:p>
          </table:table-cell>
          <table:table-cell table:formula="of:=([.B17]-[.B$49])/[.B$50]" office:value-type="float" office:value="-1.53776691178407" calcext:value-type="float">
            <text:p>-1.5377669118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" calcext:value-type="float">
            <text:p>3</text:p>
          </table:table-cell>
          <table:table-cell office:value-type="float" office:value="199900" calcext:value-type="float">
            <text:p>199900</text:p>
          </table:table-cell>
          <table:table-cell/>
          <table:table-cell table:formula="of:=([.A18]-[.A$49])/[.A$50]" office:value-type="float" office:value="-0.962222960160417" calcext:value-type="float">
            <text:p>-0.9622229602</text:p>
          </table:table-cell>
          <table:table-cell table:formula="of:=([.B18]-[.B$49])/[.B$50]" office:value-type="float" office:value="-0.223675187168591" calcext:value-type="float">
            <text:p>-0.2236751872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4" calcext:value-type="float">
            <text:p>4</text:p>
          </table:table-cell>
          <table:table-cell office:value-type="float" office:value="499998" calcext:value-type="float">
            <text:p>499998</text:p>
          </table:table-cell>
          <table:table-cell/>
          <table:table-cell table:formula="of:=([.A19]-[.A$49])/[.A$50]" office:value-type="float" office:value="0.765467909124833" calcext:value-type="float">
            <text:p>0.7654679091</text:p>
          </table:table-cell>
          <table:table-cell table:formula="of:=([.B19]-[.B$49])/[.B$50]" office:value-type="float" office:value="1.09041653744688" calcext:value-type="float">
            <text:p>1.0904165374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4" calcext:value-type="float">
            <text:p>4</text:p>
          </table:table-cell>
          <table:table-cell office:value-type="float" office:value="599000" calcext:value-type="float">
            <text:p>599000</text:p>
          </table:table-cell>
          <table:table-cell/>
          <table:table-cell table:formula="of:=([.A20]-[.A$49])/[.A$50]" office:value-type="float" office:value="1.29648433071141" calcext:value-type="float">
            <text:p>1.2964843307</text:p>
          </table:table-cell>
          <table:table-cell table:formula="of:=([.B20]-[.B$49])/[.B$50]" office:value-type="float" office:value="1.09041653744688" calcext:value-type="float">
            <text:p>1.0904165374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3" calcext:value-type="float">
            <text:p>3</text:p>
          </table:table-cell>
          <table:table-cell office:value-type="float" office:value="252900" calcext:value-type="float">
            <text:p>252900</text:p>
          </table:table-cell>
          <table:table-cell/>
          <table:table-cell table:formula="of:=([.A21]-[.A$49])/[.A$50]" office:value-type="float" office:value="-0.294048268543179" calcext:value-type="float">
            <text:p>-0.2940482685</text:p>
          </table:table-cell>
          <table:table-cell table:formula="of:=([.B21]-[.B$49])/[.B$50]" office:value-type="float" office:value="-0.223675187168591" calcext:value-type="float">
            <text:p>-0.2236751872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2" calcext:value-type="float">
            <text:p>2</text:p>
          </table:table-cell>
          <table:table-cell office:value-type="float" office:value="255000" calcext:value-type="float">
            <text:p>255000</text:p>
          </table:table-cell>
          <table:table-cell/>
          <table:table-cell table:formula="of:=([.A22]-[.A$49])/[.A$50]" office:value-type="float" office:value="-0.141790005481624" calcext:value-type="float">
            <text:p>-0.1417900055</text:p>
          </table:table-cell>
          <table:table-cell table:formula="of:=([.B22]-[.B$49])/[.B$50]" office:value-type="float" office:value="-1.53776691178407" calcext:value-type="float">
            <text:p>-1.5377669118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3" calcext:value-type="float">
            <text:p>3</text:p>
          </table:table-cell>
          <table:table-cell office:value-type="float" office:value="242900" calcext:value-type="float">
            <text:p>242900</text:p>
          </table:table-cell>
          <table:table-cell/>
          <table:table-cell table:formula="of:=([.A23]-[.A$49])/[.A$50]" office:value-type="float" office:value="-0.499156507212878" calcext:value-type="float">
            <text:p>-0.4991565072</text:p>
          </table:table-cell>
          <table:table-cell table:formula="of:=([.B23]-[.B$49])/[.B$50]" office:value-type="float" office:value="-0.223675187168591" calcext:value-type="float">
            <text:p>-0.2236751872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4" calcext:value-type="float">
            <text:p>4</text:p>
          </table:table-cell>
          <table:table-cell office:value-type="float" office:value="259900" calcext:value-type="float">
            <text:p>259900</text:p>
          </table:table-cell>
          <table:table-cell/>
          <table:table-cell table:formula="of:=([.A24]-[.A$49])/[.A$50]" office:value-type="float" office:value="-0.0486733817910862" calcext:value-type="float">
            <text:p>-0.0486733818</text:p>
          </table:table-cell>
          <table:table-cell table:formula="of:=([.B24]-[.B$49])/[.B$50]" office:value-type="float" office:value="1.09041653744688" calcext:value-type="float">
            <text:p>1.0904165374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3" calcext:value-type="float">
            <text:p>3</text:p>
          </table:table-cell>
          <table:table-cell office:value-type="float" office:value="573900" calcext:value-type="float">
            <text:p>573900</text:p>
          </table:table-cell>
          <table:table-cell/>
          <table:table-cell table:formula="of:=([.A25]-[.A$49])/[.A$50]" office:value-type="float" office:value="2.3773921651732" calcext:value-type="float">
            <text:p>2.3773921652</text:p>
          </table:table-cell>
          <table:table-cell table:formula="of:=([.B25]-[.B$49])/[.B$50]" office:value-type="float" office:value="-0.223675187168591" calcext:value-type="float">
            <text:p>-0.223675187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office:value-type="float" office:value="249900" calcext:value-type="float">
            <text:p>249900</text:p>
          </table:table-cell>
          <table:table-cell/>
          <table:table-cell table:formula="of:=([.A26]-[.A$49])/[.A$50]" office:value-type="float" office:value="-1.1333562145106" calcext:value-type="float">
            <text:p>-1.1333562145</text:p>
          </table:table-cell>
          <table:table-cell table:formula="of:=([.B26]-[.B$49])/[.B$50]" office:value-type="float" office:value="-0.223675187168591" calcext:value-type="float">
            <text:p>-0.2236751872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3" calcext:value-type="float">
            <text:p>3</text:p>
          </table:table-cell>
          <table:table-cell office:value-type="float" office:value="464500" calcext:value-type="float">
            <text:p>464500</text:p>
          </table:table-cell>
          <table:table-cell/>
          <table:table-cell table:formula="of:=([.A27]-[.A$49])/[.A$50]" office:value-type="float" office:value="-0.682873089088804" calcext:value-type="float">
            <text:p>-0.6828730891</text:p>
          </table:table-cell>
          <table:table-cell table:formula="of:=([.B27]-[.B$49])/[.B$50]" office:value-type="float" office:value="-0.223675187168591" calcext:value-type="float">
            <text:p>-0.2236751872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3" calcext:value-type="float">
            <text:p>3</text:p>
          </table:table-cell>
          <table:table-cell office:value-type="float" office:value="469000" calcext:value-type="float">
            <text:p>469000</text:p>
          </table:table-cell>
          <table:table-cell/>
          <table:table-cell table:formula="of:=([.A28]-[.A$49])/[.A$50]" office:value-type="float" office:value="0.661026290661121" calcext:value-type="float">
            <text:p>0.6610262907</text:p>
          </table:table-cell>
          <table:table-cell table:formula="of:=([.B28]-[.B$49])/[.B$50]" office:value-type="float" office:value="-0.223675187168591" calcext:value-type="float">
            <text:p>-0.223675187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" calcext:value-type="float">
            <text:p>3</text:p>
          </table:table-cell>
          <table:table-cell office:value-type="float" office:value="475000" calcext:value-type="float">
            <text:p>475000</text:p>
          </table:table-cell>
          <table:table-cell/>
          <table:table-cell table:formula="of:=([.A29]-[.A$49])/[.A$50]" office:value-type="float" office:value="0.250809813321725" calcext:value-type="float">
            <text:p>0.2508098133</text:p>
          </table:table-cell>
          <table:table-cell table:formula="of:=([.B29]-[.B$49])/[.B$50]" office:value-type="float" office:value="-0.223675187168591" calcext:value-type="float">
            <text:p>-0.2236751872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3" calcext:value-type="float">
            <text:p>3</text:p>
          </table:table-cell>
          <table:table-cell office:value-type="float" office:value="299900" calcext:value-type="float">
            <text:p>299900</text:p>
          </table:table-cell>
          <table:table-cell/>
          <table:table-cell table:formula="of:=([.A30]-[.A$49])/[.A$50]" office:value-type="float" office:value="0.800701226196928" calcext:value-type="float">
            <text:p>0.8007012262</text:p>
          </table:table-cell>
          <table:table-cell table:formula="of:=([.B30]-[.B$49])/[.B$50]" office:value-type="float" office:value="-0.223675187168591" calcext:value-type="float">
            <text:p>-0.2236751872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" calcext:value-type="float">
            <text:p>2</text:p>
          </table:table-cell>
          <table:table-cell office:value-type="float" office:value="349900" calcext:value-type="float">
            <text:p>349900</text:p>
          </table:table-cell>
          <table:table-cell/>
          <table:table-cell table:formula="of:=([.A31]-[.A$49])/[.A$50]" office:value-type="float" office:value="-0.203448310357791" calcext:value-type="float">
            <text:p>-0.2034483104</text:p>
          </table:table-cell>
          <table:table-cell table:formula="of:=([.B31]-[.B$49])/[.B$50]" office:value-type="float" office:value="-1.53776691178407" calcext:value-type="float">
            <text:p>-1.53776691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69900" calcext:value-type="float">
            <text:p>169900</text:p>
          </table:table-cell>
          <table:table-cell/>
          <table:table-cell table:formula="of:=([.A32]-[.A$49])/[.A$50]" office:value-type="float" office:value="-1.25918948976808" calcext:value-type="float">
            <text:p>-1.2591894898</text:p>
          </table:table-cell>
          <table:table-cell table:formula="of:=([.B32]-[.B$49])/[.B$50]" office:value-type="float" office:value="-2.85185863639954" calcext:value-type="float">
            <text:p>-2.8518586364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4" calcext:value-type="float">
            <text:p>4</text:p>
          </table:table-cell>
          <table:table-cell office:value-type="float" office:value="314900" calcext:value-type="float">
            <text:p>314900</text:p>
          </table:table-cell>
          <table:table-cell/>
          <table:table-cell table:formula="of:=([.A33]-[.A$49])/[.A$50]" office:value-type="float" office:value="0.049476572909751" calcext:value-type="float">
            <text:p>0.0494765729</text:p>
          </table:table-cell>
          <table:table-cell table:formula="of:=([.B33]-[.B$49])/[.B$50]" office:value-type="float" office:value="1.09041653744688" calcext:value-type="float">
            <text:p>1.0904165374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3" calcext:value-type="float">
            <text:p>3</text:p>
          </table:table-cell>
          <table:table-cell office:value-type="float" office:value="579900" calcext:value-type="float">
            <text:p>579900</text:p>
          </table:table-cell>
          <table:table-cell/>
          <table:table-cell table:formula="of:=([.A34]-[.A$49])/[.A$50]" office:value-type="float" office:value="1.42986760248435" calcext:value-type="float">
            <text:p>1.4298676025</text:p>
          </table:table-cell>
          <table:table-cell table:formula="of:=([.B34]-[.B$49])/[.B$50]" office:value-type="float" office:value="-0.223675187168591" calcext:value-type="float">
            <text:p>-0.2236751872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4" calcext:value-type="float">
            <text:p>4</text:p>
          </table:table-cell>
          <table:table-cell office:value-type="float" office:value="285900" calcext:value-type="float">
            <text:p>285900</text:p>
          </table:table-cell>
          <table:table-cell/>
          <table:table-cell table:formula="of:=([.A35]-[.A$49])/[.A$50]" office:value-type="float" office:value="-0.238681627429886" calcext:value-type="float">
            <text:p>-0.2386816274</text:p>
          </table:table-cell>
          <table:table-cell table:formula="of:=([.B35]-[.B$49])/[.B$50]" office:value-type="float" office:value="1.09041653744688" calcext:value-type="float">
            <text:p>1.0904165374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3" calcext:value-type="float">
            <text:p>3</text:p>
          </table:table-cell>
          <table:table-cell office:value-type="float" office:value="249900" calcext:value-type="float">
            <text:p>249900</text:p>
          </table:table-cell>
          <table:table-cell/>
          <table:table-cell table:formula="of:=([.A36]-[.A$49])/[.A$50]" office:value-type="float" office:value="-0.709298076892875" calcext:value-type="float">
            <text:p>-0.7092980769</text:p>
          </table:table-cell>
          <table:table-cell table:formula="of:=([.B36]-[.B$49])/[.B$50]" office:value-type="float" office:value="-0.223675187168591" calcext:value-type="float">
            <text:p>-0.2236751872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" calcext:value-type="float">
            <text:p>3</text:p>
          </table:table-cell>
          <table:table-cell office:value-type="float" office:value="229900" calcext:value-type="float">
            <text:p>229900</text:p>
          </table:table-cell>
          <table:table-cell/>
          <table:table-cell table:formula="of:=([.A37]-[.A$49])/[.A$50]" office:value-type="float" office:value="-0.958447961902693" calcext:value-type="float">
            <text:p>-0.9584479619</text:p>
          </table:table-cell>
          <table:table-cell table:formula="of:=([.B37]-[.B$49])/[.B$50]" office:value-type="float" office:value="-0.223675187168591" calcext:value-type="float">
            <text:p>-0.2236751872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4" calcext:value-type="float">
            <text:p>4</text:p>
          </table:table-cell>
          <table:table-cell office:value-type="float" office:value="345000" calcext:value-type="float">
            <text:p>345000</text:p>
          </table:table-cell>
          <table:table-cell/>
          <table:table-cell table:formula="of:=([.A38]-[.A$49])/[.A$50]" office:value-type="float" office:value="0.165243186146636" calcext:value-type="float">
            <text:p>0.1652431861</text:p>
          </table:table-cell>
          <table:table-cell table:formula="of:=([.B38]-[.B$49])/[.B$50]" office:value-type="float" office:value="1.09041653744688" calcext:value-type="float">
            <text:p>1.0904165374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4" calcext:value-type="float">
            <text:p>4</text:p>
          </table:table-cell>
          <table:table-cell office:value-type="float" office:value="549000" calcext:value-type="float">
            <text:p>549000</text:p>
          </table:table-cell>
          <table:table-cell/>
          <table:table-cell table:formula="of:=([.A39]-[.A$49])/[.A$50]" office:value-type="float" office:value="2.78635030976002" calcext:value-type="float">
            <text:p>2.7863503098</text:p>
          </table:table-cell>
          <table:table-cell table:formula="of:=([.B39]-[.B$49])/[.B$50]" office:value-type="float" office:value="1.09041653744688" calcext:value-type="float">
            <text:p>1.0904165374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4" calcext:value-type="float">
            <text:p>4</text:p>
          </table:table-cell>
          <table:table-cell office:value-type="float" office:value="287000" calcext:value-type="float">
            <text:p>287000</text:p>
          </table:table-cell>
          <table:table-cell/>
          <table:table-cell table:formula="of:=([.A40]-[.A$49])/[.A$50]" office:value-type="float" office:value="0.202993168723881" calcext:value-type="float">
            <text:p>0.2029931687</text:p>
          </table:table-cell>
          <table:table-cell table:formula="of:=([.B40]-[.B$49])/[.B$50]" office:value-type="float" office:value="1.09041653744688" calcext:value-type="float">
            <text:p>1.0904165374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2" calcext:value-type="float">
            <text:p>2</text:p>
          </table:table-cell>
          <table:table-cell office:value-type="float" office:value="368500" calcext:value-type="float">
            <text:p>368500</text:p>
          </table:table-cell>
          <table:table-cell/>
          <table:table-cell table:formula="of:=([.A41]-[.A$49])/[.A$50]" office:value-type="float" office:value="-0.423656542058387" calcext:value-type="float">
            <text:p>-0.4236565421</text:p>
          </table:table-cell>
          <table:table-cell table:formula="of:=([.B41]-[.B$49])/[.B$50]" office:value-type="float" office:value="-1.53776691178407" calcext:value-type="float">
            <text:p>-1.5377669118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3" calcext:value-type="float">
            <text:p>3</text:p>
          </table:table-cell>
          <table:table-cell office:value-type="float" office:value="329900" calcext:value-type="float">
            <text:p>329900</text:p>
          </table:table-cell>
          <table:table-cell/>
          <table:table-cell table:formula="of:=([.A42]-[.A$49])/[.A$50]" office:value-type="float" office:value="0.298626457919569" calcext:value-type="float">
            <text:p>0.2986264579</text:p>
          </table:table-cell>
          <table:table-cell table:formula="of:=([.B42]-[.B$49])/[.B$50]" office:value-type="float" office:value="-0.223675187168591" calcext:value-type="float">
            <text:p>-0.2236751872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314000" calcext:value-type="float">
            <text:p>314000</text:p>
          </table:table-cell>
          <table:table-cell/>
          <table:table-cell table:formula="of:=([.A43]-[.A$49])/[.A$50]" office:value-type="float" office:value="0.71261793351669" calcext:value-type="float">
            <text:p>0.7126179335</text:p>
          </table:table-cell>
          <table:table-cell table:formula="of:=([.B43]-[.B$49])/[.B$50]" office:value-type="float" office:value="1.09041653744688" calcext:value-type="float">
            <text:p>1.090416537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299000" calcext:value-type="float">
            <text:p>299000</text:p>
          </table:table-cell>
          <table:table-cell/>
          <table:table-cell table:formula="of:=([.A44]-[.A$49])/[.A$50]" office:value-type="float" office:value="-1.00752293925311" calcext:value-type="float">
            <text:p>-1.0075229393</text:p>
          </table:table-cell>
          <table:table-cell table:formula="of:=([.B44]-[.B$49])/[.B$50]" office:value-type="float" office:value="-0.223675187168591" calcext:value-type="float">
            <text:p>-0.223675187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" calcext:value-type="float">
            <text:p>2</text:p>
          </table:table-cell>
          <table:table-cell office:value-type="float" office:value="179900" calcext:value-type="float">
            <text:p>179900</text:p>
          </table:table-cell>
          <table:table-cell/>
          <table:table-cell table:formula="of:=([.A45]-[.A$49])/[.A$50]" office:value-type="float" office:value="-1.44542273714915" calcext:value-type="float">
            <text:p>-1.4454227371</text:p>
          </table:table-cell>
          <table:table-cell table:formula="of:=([.B45]-[.B$49])/[.B$50]" office:value-type="float" office:value="-1.53776691178407" calcext:value-type="float">
            <text:p>-1.5377669118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4" calcext:value-type="float">
            <text:p>4</text:p>
          </table:table-cell>
          <table:table-cell office:value-type="float" office:value="299900" calcext:value-type="float">
            <text:p>299900</text:p>
          </table:table-cell>
          <table:table-cell/>
          <table:table-cell table:formula="of:=([.A46]-[.A$49])/[.A$50]" office:value-type="float" office:value="-0.187089984574318" calcext:value-type="float">
            <text:p>-0.1870899846</text:p>
          </table:table-cell>
          <table:table-cell table:formula="of:=([.B46]-[.B$49])/[.B$50]" office:value-type="float" office:value="1.09041653744688" calcext:value-type="float">
            <text:p>1.0904165374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office:value-type="float" office:value="239500" calcext:value-type="float">
            <text:p>239500</text:p>
          </table:table-cell>
          <table:table-cell/>
          <table:table-cell table:formula="of:=([.A47]-[.A$49])/[.A$50]" office:value-type="float" office:value="-1.00374794099539" calcext:value-type="float">
            <text:p>-1.003747941</text:p>
          </table:table-cell>
          <table:table-cell table:formula="of:=([.B47]-[.B$49])/[.B$50]" office:value-type="float" office:value="-0.223675187168591" calcext:value-type="float">
            <text:p>-0.2236751872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table:formula="of:=AVERAGE([.A1:.A47])" office:value-type="float" office:value="2000.68085106383" calcext:value-type="float">
            <text:p>2000.6808510638</text:p>
          </table:table-cell>
          <table:table-cell table:formula="of:=AVERAGE([.B1:.B47])" office:value-type="float" office:value="3.17021276595745" calcext:value-type="float">
            <text:p>3.170212766</text:p>
          </table:table-cell>
          <table:table-cell table:number-columns-repeated="4"/>
        </table:table-row>
        <table:table-row table:style-name="ro1">
          <table:table-cell table:style-name="Default" table:formula="of:=STDEV([.A1:.A47])" office:value-type="float" office:value="794.70235353389" calcext:value-type="float">
            <text:p>794.7023535339</text:p>
          </table:table-cell>
          <table:table-cell table:formula="of:=STDEV([.B1:.B47])" office:value-type="float" office:value="0.7609818867801" calcext:value-type="float">
            <text:p>0.760981886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23:16:21.172734792</meta:creation-date>
    <dc:date>2016-07-19T23:33:03.148053191</dc:date>
    <meta:editing-duration>PT6M31S</meta:editing-duration>
    <meta:editing-cycles>1</meta:editing-cycles>
    <meta:document-statistic meta:table-count="1" meta:cell-count="239" meta:object-count="0"/>
    <meta:generator>LibreOffice/5.1.4.2$Linux_X86_64 LibreOffice_project/10m0$Build-2</meta:generator>
  </office:meta>
</office:document-meta>
</file>